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Mukta" svg:font-family="Mukta, sans-serif"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4925in" fo:margin-right="0in" fo:text-align="start" style:justify-single-word="false" fo:text-indent="0in" style:auto-text-indent="false"/>
      <style:text-properties style:font-name="Calibri" fo:font-size="13pt" fo:font-weight="bold" officeooo:rsid="000d335f" officeooo:paragraph-rsid="000d335f" style:font-size-asian="13pt" style:font-weight-asian="bold" style:font-size-complex="13pt" style:font-weight-complex="bold"/>
    </style:style>
    <style:style style:name="P2" style:family="paragraph" style:parent-style-name="Standard">
      <style:paragraph-properties fo:margin-left="0.4925in" fo:margin-right="0in" fo:text-align="start" style:justify-single-word="false" fo:text-indent="0in" style:auto-text-indent="false"/>
      <style:text-properties style:font-name="Mukta" fo:font-size="14pt" fo:font-weight="bold" officeooo:rsid="000cda73" officeooo:paragraph-rsid="000cda73" style:font-size-asian="14pt" style:font-weight-asian="bold" style:font-size-complex="14pt" style:font-weight-complex="bold"/>
    </style:style>
    <style:style style:name="P3" style:family="paragraph" style:parent-style-name="Standard">
      <style:paragraph-properties fo:margin-left="0.4925in" fo:margin-right="0in" fo:text-align="start" style:justify-single-word="false" fo:text-indent="0in" style:auto-text-indent="false"/>
      <style:text-properties style:font-name="Mukta" fo:font-size="13pt" fo:font-weight="normal" officeooo:rsid="000cda73" officeooo:paragraph-rsid="000cda73" style:font-size-asian="13pt" style:font-weight-asian="normal" style:font-size-complex="13pt" style:font-weight-complex="normal"/>
    </style:style>
    <style:style style:name="P4" style:family="paragraph" style:parent-style-name="Standard">
      <style:paragraph-properties fo:margin-left="0.4925in" fo:margin-right="0in" fo:text-align="start" style:justify-single-word="false" fo:text-indent="0in" style:auto-text-indent="false"/>
      <style:text-properties style:font-name="Mukta" fo:font-size="13pt" fo:font-weight="normal" officeooo:rsid="000d335f" officeooo:paragraph-rsid="000d335f" style:font-size-asian="13pt" style:font-weight-asian="normal" style:font-size-complex="13pt" style:font-weight-complex="normal"/>
    </style:style>
    <style:style style:name="P5" style:family="paragraph" style:parent-style-name="Standard">
      <style:paragraph-properties fo:margin-left="0.4925in" fo:margin-right="0in" fo:text-align="start" style:justify-single-word="false" fo:text-indent="0in" style:auto-text-indent="false"/>
      <style:text-properties style:font-name="Mukta" fo:font-size="13pt" fo:font-weight="normal" officeooo:rsid="000d6900" officeooo:paragraph-rsid="000d6900" style:font-size-asian="13pt" style:font-weight-asian="normal" style:font-size-complex="13pt" style:font-weight-complex="normal"/>
    </style:style>
    <style:style style:name="P6" style:family="paragraph" style:parent-style-name="Standard">
      <style:paragraph-properties fo:margin-left="0.4925in" fo:margin-right="0in" fo:text-align="start" style:justify-single-word="false" fo:text-indent="0in" style:auto-text-indent="false"/>
      <style:text-properties style:font-name="Mukta" fo:font-size="13pt" fo:font-weight="normal" officeooo:rsid="0025df7d" officeooo:paragraph-rsid="0025df7d" fo:background-color="#ffffff" style:font-size-asian="13pt" style:font-weight-asian="normal" style:font-size-complex="13pt" style:font-weight-complex="normal"/>
    </style:style>
    <style:style style:name="P7" style:family="paragraph" style:parent-style-name="Standard">
      <style:paragraph-properties fo:margin-left="0.4925in" fo:margin-right="0in" fo:text-align="start" style:justify-single-word="false" fo:text-indent="0in" style:auto-text-indent="false"/>
      <style:text-properties style:font-name="Mukta" fo:font-size="13pt" fo:font-weight="bold" officeooo:rsid="000d335f" officeooo:paragraph-rsid="000d335f" fo:background-color="#b2b2b2" style:font-size-asian="13pt" style:font-weight-asian="bold" style:font-size-complex="13pt" style:font-weight-complex="bold"/>
    </style:style>
    <style:style style:name="P8" style:family="paragraph" style:parent-style-name="Standard">
      <style:paragraph-properties fo:margin-left="0.4925in" fo:margin-right="0in" fo:text-align="start" style:justify-single-word="false" fo:text-indent="0in" style:auto-text-indent="false"/>
      <style:text-properties style:font-name="Mukta" fo:font-size="13pt" fo:font-weight="bold" officeooo:rsid="000d335f" officeooo:paragraph-rsid="0016ea79" fo:background-color="#b2b2b2" style:font-size-asian="13pt" style:font-weight-asian="bold" style:font-size-complex="13pt" style:font-weight-complex="bold"/>
    </style:style>
    <style:style style:name="P9" style:family="paragraph" style:parent-style-name="Standard">
      <style:paragraph-properties fo:margin-left="0.4925in" fo:margin-right="0in" fo:text-align="start" style:justify-single-word="false" fo:text-indent="0in" style:auto-text-indent="false"/>
      <style:text-properties style:font-name="Mukta" fo:font-size="13pt" fo:font-weight="bold" officeooo:rsid="000d6900" officeooo:paragraph-rsid="000d6900" fo:background-color="#b2b2b2" style:font-size-asian="13pt" style:font-weight-asian="bold" style:font-size-complex="13pt" style:font-weight-complex="bold"/>
    </style:style>
    <style:style style:name="P10" style:family="paragraph" style:parent-style-name="Standard">
      <style:paragraph-properties fo:margin-left="0.4925in" fo:margin-right="0in" fo:text-align="start" style:justify-single-word="false" fo:text-indent="0in" style:auto-text-indent="false"/>
      <style:text-properties fo:color="#333333" style:font-name="Mukta" fo:font-size="13pt" fo:font-weight="normal" officeooo:rsid="0035a30d" officeooo:paragraph-rsid="0035a30d" fo:background-color="#ffffff" style:font-size-asian="13pt" style:font-weight-asian="normal" style:font-size-complex="13pt" style:font-weight-complex="normal"/>
    </style:style>
    <style:style style:name="P11" style:family="paragraph" style:parent-style-name="Standard">
      <style:paragraph-properties fo:margin-left="0.4925in" fo:margin-right="0in" fo:text-align="start" style:justify-single-word="false" fo:text-indent="0in" style:auto-text-indent="false"/>
      <style:text-properties fo:color="#333333" style:font-name="Mukta" fo:font-size="13pt" fo:font-weight="normal" officeooo:rsid="00363fe3" officeooo:paragraph-rsid="00363fe3" fo:background-color="#ffffff"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fo:color="#333333" style:font-name="Mukta" fo:font-size="12pt" fo:font-weight="normal" officeooo:rsid="001f1306" officeooo:paragraph-rsid="001f1306"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333333" style:font-name="Mukta" fo:font-size="13pt" fo:font-style="normal" fo:font-weight="normal" officeooo:rsid="0020099d" officeooo:paragraph-rsid="0020099d"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color="#333333" style:font-name="Mukta" fo:font-size="13pt" fo:font-style="normal" fo:font-weight="normal" officeooo:rsid="001f1306" officeooo:paragraph-rsid="0020099d"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fo:color="#333333" style:font-name="Mukta" fo:font-size="13pt" fo:font-weight="normal" officeooo:rsid="0023ed14" officeooo:paragraph-rsid="0023ed14" fo:background-color="#ffffff"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fo:color="#333333" style:font-name="Mukta" fo:font-size="13pt" fo:font-weight="normal" officeooo:rsid="00207eab" officeooo:paragraph-rsid="00207eab" fo:background-color="#ffffff"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fo:color="#333333" style:font-name="Mukta" fo:font-size="13pt" fo:font-weight="normal" officeooo:rsid="0021efec" officeooo:paragraph-rsid="0021efec" fo:background-color="#ffffff"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fo:color="#333333" style:font-name="Mukta" fo:font-size="13pt" fo:font-weight="normal" officeooo:rsid="0020099d" officeooo:paragraph-rsid="0020099d" fo:background-color="#ffffff"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fo:color="#333333" style:font-name="Mukta" fo:font-size="13pt" fo:font-weight="normal" officeooo:rsid="0011ce89" officeooo:paragraph-rsid="00115fa4" fo:background-color="#ffffff"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fo:color="#333333" style:font-name="Mukta" fo:font-size="13pt" fo:font-weight="normal" officeooo:rsid="0011ce89" officeooo:paragraph-rsid="0011ce89" fo:background-color="#ffffff"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fo:color="#333333" style:font-name="Mukta" fo:font-size="13pt" fo:font-weight="normal" officeooo:rsid="0026e259" officeooo:paragraph-rsid="0026e259" fo:background-color="#ffffff"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fo:color="#333333" style:font-name="Mukta" fo:font-size="13pt" fo:font-weight="normal" officeooo:rsid="003bdade" officeooo:paragraph-rsid="003bdade" fo:background-color="#ffffff"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color="#333333" style:font-name="Mukta" fo:font-size="13pt" fo:font-weight="normal" officeooo:rsid="000fb342" officeooo:paragraph-rsid="000f2e86"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color="#333333" style:font-name="Mukta" fo:font-size="13pt" fo:font-weight="normal" officeooo:rsid="001f1306" officeooo:paragraph-rsid="001f1306"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fo:color="#333333" style:font-name="Mukta" fo:font-size="13pt" fo:font-weight="normal" officeooo:rsid="00115fa4" officeooo:paragraph-rsid="0010ab7e" fo:background-color="#b2b2b2"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fo:color="#333333" style:font-name="Mukta" fo:font-size="13pt" fo:font-weight="normal" officeooo:rsid="0026e259" officeooo:paragraph-rsid="0026e259" fo:background-color="#b2b2b2"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fo:color="#333333" style:font-name="Mukta" fo:font-size="13pt" fo:font-style="italic" fo:font-weight="normal" officeooo:rsid="001f1306" officeooo:paragraph-rsid="001f1306" style:font-size-asian="13pt" style:font-style-asian="italic" style:font-weight-asian="normal" style:font-size-complex="13pt" style:font-style-complex="italic" style:font-weight-complex="normal"/>
    </style:style>
    <style:style style:name="P28" style:family="paragraph" style:parent-style-name="Standard">
      <style:paragraph-properties fo:text-align="start" style:justify-single-word="false"/>
      <style:text-properties fo:color="#333333" style:font-name="Mukta" fo:font-size="13pt" fo:font-weight="bold" officeooo:rsid="0020099d" officeooo:paragraph-rsid="0020099d" fo:background-color="#ffffff" style:font-size-asian="13pt" style:font-weight-asian="bold" style:font-size-complex="13pt" style:font-weight-complex="bold"/>
    </style:style>
    <style:style style:name="P29" style:family="paragraph" style:parent-style-name="Standard">
      <style:paragraph-properties fo:text-align="start" style:justify-single-word="false"/>
      <style:text-properties fo:color="#333333" style:font-name="Mukta" fo:font-size="13pt" fo:font-weight="bold" officeooo:rsid="003295c4" officeooo:paragraph-rsid="003295c4" fo:background-color="#ffffff" style:font-size-asian="13pt" style:font-weight-asian="bold" style:font-size-complex="13pt" style:font-weight-complex="bold"/>
    </style:style>
    <style:style style:name="P30" style:family="paragraph" style:parent-style-name="Standard">
      <style:paragraph-properties fo:text-align="start" style:justify-single-word="false"/>
      <style:text-properties fo:color="#333333" style:font-name="Mukta" fo:font-size="13pt" fo:font-weight="bold" officeooo:rsid="0035a30d" officeooo:paragraph-rsid="0035a30d" fo:background-color="#ffffff" style:font-size-asian="13pt" style:font-weight-asian="bold" style:font-size-complex="13pt" style:font-weight-complex="bold"/>
    </style:style>
    <style:style style:name="P31" style:family="paragraph" style:parent-style-name="Standard">
      <style:paragraph-properties fo:text-align="center" style:justify-single-word="false"/>
      <style:text-properties fo:color="#333333" style:font-name="Mukta" fo:font-size="14pt" fo:font-weight="bold" officeooo:rsid="00179c95" officeooo:paragraph-rsid="002c4bcc" fo:background-color="#ffffff" style:font-size-asian="14pt" style:font-weight-asian="bold" style:font-size-complex="14pt" style:font-weight-complex="bold"/>
    </style:style>
    <style:style style:name="P32" style:family="paragraph" style:parent-style-name="Standard">
      <style:paragraph-properties fo:text-align="start" style:justify-single-word="false"/>
      <style:text-properties fo:color="#d73a49" style:font-name="Mukta" fo:font-size="9pt" fo:font-style="italic" fo:font-weight="normal" officeooo:rsid="00115fa4" officeooo:paragraph-rsid="0020099d" fo:background-color="#b2b2b2" style:font-size-asian="13pt" style:font-style-asian="italic" style:font-weight-asian="normal" style:font-size-complex="13pt" style:font-style-complex="italic" style:font-weight-complex="normal"/>
    </style:style>
    <style:style style:name="P33" style:family="paragraph" style:parent-style-name="Standard">
      <style:paragraph-properties fo:text-align="start" style:justify-single-word="false"/>
      <style:text-properties fo:color="#000000" style:font-name="Mukta" fo:font-size="13pt" fo:font-weight="normal" officeooo:rsid="000fb342" officeooo:paragraph-rsid="000f2e86" style:font-size-asian="13pt" style:font-weight-asian="normal" style:font-size-complex="13pt" style:font-weight-complex="normal"/>
    </style:style>
    <style:style style:name="P34" style:family="paragraph" style:parent-style-name="Standard">
      <style:paragraph-properties fo:text-align="start" style:justify-single-word="false"/>
      <style:text-properties fo:color="#000000" style:font-name="Mukta" fo:font-size="13pt" fo:font-weight="normal" officeooo:rsid="001f1306" officeooo:paragraph-rsid="001f1306" style:font-size-asian="13pt" style:font-weight-asian="normal" style:font-size-complex="13pt" style:font-weight-complex="normal"/>
    </style:style>
    <style:style style:name="P35" style:family="paragraph" style:parent-style-name="Standard">
      <style:paragraph-properties fo:text-align="center" style:justify-single-word="false"/>
      <style:text-properties style:font-name="Mukta" fo:font-size="14pt" fo:font-weight="bold" officeooo:rsid="0007dd5e" officeooo:paragraph-rsid="0007dd5e" style:font-size-asian="14pt" style:font-weight-asian="bold" style:font-size-complex="14pt" style:font-weight-complex="bold"/>
    </style:style>
    <style:style style:name="P36" style:family="paragraph" style:parent-style-name="Standard">
      <style:paragraph-properties fo:text-align="start" style:justify-single-word="false"/>
      <style:text-properties style:font-name="Mukta" fo:font-size="14pt" fo:font-weight="bold" officeooo:rsid="0007dd5e" officeooo:paragraph-rsid="0007dd5e" style:font-size-asian="14pt" style:font-weight-asian="bold" style:font-size-complex="14pt" style:font-weight-complex="bold"/>
    </style:style>
    <style:style style:name="P37" style:family="paragraph" style:parent-style-name="Standard">
      <style:paragraph-properties fo:text-align="center" style:justify-single-word="false"/>
      <style:text-properties style:font-name="Mukta" fo:font-size="14pt" fo:font-weight="bold" officeooo:rsid="000a25dd" officeooo:paragraph-rsid="000a25dd" style:font-size-asian="14pt" style:font-weight-asian="bold" style:font-size-complex="14pt" style:font-weight-complex="bold"/>
    </style:style>
    <style:style style:name="P38" style:family="paragraph" style:parent-style-name="Standard">
      <style:paragraph-properties fo:text-align="start" style:justify-single-word="false"/>
      <style:text-properties style:font-name="Mukta" fo:font-size="14pt" fo:font-weight="bold" officeooo:rsid="000a25dd" officeooo:paragraph-rsid="000a25dd" style:font-size-asian="14pt" style:font-weight-asian="bold" style:font-size-complex="14pt" style:font-weight-complex="bold"/>
    </style:style>
    <style:style style:name="P39" style:family="paragraph" style:parent-style-name="Standard">
      <style:paragraph-properties fo:text-align="start" style:justify-single-word="false"/>
      <style:text-properties style:font-name="Mukta" fo:font-size="14pt" fo:font-weight="normal" officeooo:rsid="0007dd5e" officeooo:paragraph-rsid="0007dd5e"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style:font-name="Mukta" fo:font-size="14pt" fo:font-weight="normal" officeooo:rsid="000a25dd" officeooo:paragraph-rsid="000a25dd"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style:font-name="Mukta" fo:font-size="14pt" fo:font-weight="normal" officeooo:rsid="001cd93e" officeooo:paragraph-rsid="001cd93e"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style:font-name="Mukta" fo:font-size="14pt" fo:font-weight="normal" officeooo:rsid="000bf466" officeooo:paragraph-rsid="000bf466"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style:font-name="Mukta" fo:font-size="14pt" fo:font-weight="normal" officeooo:rsid="001d5705" officeooo:paragraph-rsid="001cd93e" fo:background-color="#ffffff"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style:font-name="Mukta" fo:font-size="13pt" fo:font-weight="bold" officeooo:rsid="0007dd5e" officeooo:paragraph-rsid="0007dd5e" style:font-size-asian="13pt" style:font-weight-asian="bold" style:font-size-complex="13pt" style:font-weight-complex="bold"/>
    </style:style>
    <style:style style:name="P45" style:family="paragraph" style:parent-style-name="Standard">
      <style:paragraph-properties fo:text-align="start" style:justify-single-word="false"/>
      <style:text-properties style:font-name="Mukta" fo:font-size="13pt" fo:font-weight="bold" officeooo:rsid="001cd93e" officeooo:paragraph-rsid="001cd93e" style:font-size-asian="13pt" style:font-weight-asian="bold" style:font-size-complex="13pt" style:font-weight-complex="bold"/>
    </style:style>
    <style:style style:name="P46" style:family="paragraph" style:parent-style-name="Standard">
      <style:paragraph-properties fo:text-align="center" style:justify-single-word="false"/>
      <style:text-properties style:font-name="Mukta" fo:font-size="13pt" fo:font-weight="bold" officeooo:rsid="000a25dd" officeooo:paragraph-rsid="000a25dd" style:font-size-asian="13pt" style:font-weight-asian="bold" style:font-size-complex="13pt" style:font-weight-complex="bold"/>
    </style:style>
    <style:style style:name="P47" style:family="paragraph" style:parent-style-name="Standard">
      <style:paragraph-properties fo:text-align="start" style:justify-single-word="false"/>
      <style:text-properties style:font-name="Mukta" fo:font-size="13pt" fo:font-weight="bold" officeooo:rsid="000d6900" officeooo:paragraph-rsid="000d6900" style:font-size-asian="13pt" style:font-weight-asian="bold" style:font-size-complex="13pt" style:font-weight-complex="bold"/>
    </style:style>
    <style:style style:name="P48" style:family="paragraph" style:parent-style-name="Standard">
      <style:paragraph-properties fo:text-align="start" style:justify-single-word="false"/>
      <style:text-properties style:font-name="Mukta" fo:font-size="13pt" fo:font-weight="bold" officeooo:rsid="000d335f" officeooo:paragraph-rsid="000d335f" fo:background-color="#b2b2b2" style:font-size-asian="13pt" style:font-weight-asian="bold" style:font-size-complex="13pt" style:font-weight-complex="bold"/>
    </style:style>
    <style:style style:name="P49" style:family="paragraph" style:parent-style-name="Standard">
      <style:paragraph-properties fo:text-align="start" style:justify-single-word="false"/>
      <style:text-properties style:font-name="Mukta" fo:font-size="13pt" fo:font-weight="bold" officeooo:rsid="001d5705" officeooo:paragraph-rsid="001cd93e" fo:background-color="#ffffff" style:font-size-asian="13pt" style:font-weight-asian="bold" style:font-size-complex="13pt" style:font-weight-complex="bold"/>
    </style:style>
    <style:style style:name="P50" style:family="paragraph" style:parent-style-name="Standard">
      <style:paragraph-properties fo:text-align="start" style:justify-single-word="false"/>
      <style:text-properties style:font-name="Mukta" fo:font-size="13pt" fo:font-weight="normal" officeooo:rsid="0007dd5e" officeooo:paragraph-rsid="0007dd5e" style:font-size-asian="13pt" style:font-weight-asian="normal" style:font-size-complex="13pt" style:font-weight-complex="normal"/>
    </style:style>
    <style:style style:name="P51" style:family="paragraph" style:parent-style-name="Standard">
      <style:paragraph-properties fo:text-align="start" style:justify-single-word="false"/>
      <style:text-properties style:font-name="Mukta" fo:font-size="13pt" fo:font-weight="normal" officeooo:rsid="000fb342" officeooo:paragraph-rsid="000f2e86" style:font-size-asian="13pt" style:font-weight-asian="normal" style:font-size-complex="13pt" style:font-weight-complex="normal"/>
    </style:style>
    <style:style style:name="P52" style:family="paragraph" style:parent-style-name="Standard">
      <style:paragraph-properties fo:text-align="start" style:justify-single-word="false"/>
      <style:text-properties style:font-name="Mukta" fo:font-size="13pt" fo:font-weight="normal" officeooo:rsid="001f1306" officeooo:paragraph-rsid="001f1306" style:font-size-asian="13pt" style:font-weight-asian="normal" style:font-size-complex="13pt" style:font-weight-complex="normal"/>
    </style:style>
    <style:style style:name="P53" style:family="paragraph" style:parent-style-name="Standard">
      <style:paragraph-properties fo:text-align="start" style:justify-single-word="false"/>
      <style:text-properties style:font-name="Mukta" fo:font-size="13pt" fo:font-weight="normal" officeooo:rsid="0010ab7e" officeooo:paragraph-rsid="0010ab7e" style:font-size-asian="13pt" style:font-weight-asian="normal" style:font-size-complex="13pt" style:font-weight-complex="normal"/>
    </style:style>
    <style:style style:name="P54" style:family="paragraph" style:parent-style-name="Standard">
      <style:paragraph-properties fo:text-align="start" style:justify-single-word="false"/>
      <style:text-properties style:font-name="Mukta" officeooo:paragraph-rsid="000f2e86"/>
    </style:style>
    <style:style style:name="P55" style:family="paragraph" style:parent-style-name="Standard">
      <style:paragraph-properties fo:text-align="start" style:justify-single-word="false"/>
      <style:text-properties style:font-name="Mukta" fo:font-size="13.5pt" fo:font-weight="bold" officeooo:rsid="000d335f" officeooo:paragraph-rsid="000d335f" style:font-size-asian="13.5pt" style:font-weight-asian="bold" style:font-size-complex="13.5pt" style:font-weight-complex="bold"/>
    </style:style>
    <style:style style:name="P56" style:family="paragraph" style:parent-style-name="Standard">
      <style:paragraph-properties fo:text-align="start" style:justify-single-word="false"/>
      <style:text-properties officeooo:paragraph-rsid="003881bd"/>
    </style:style>
    <style:style style:name="P57" style:family="paragraph" style:parent-style-name="Standard">
      <style:paragraph-properties fo:text-align="start" style:justify-single-word="false"/>
      <style:text-properties fo:font-weight="bold" officeooo:paragraph-rsid="00386967" style:font-weight-asian="bold" style:font-weight-complex="bold"/>
    </style:style>
    <style:style style:name="P58" style:family="paragraph" style:parent-style-name="Standard">
      <style:paragraph-properties fo:text-align="start" style:justify-single-word="false"/>
      <style:text-properties fo:font-weight="bold" officeooo:rsid="003a03e9" officeooo:paragraph-rsid="003a03e9" style:font-weight-asian="bold" style:font-weight-complex="bold"/>
    </style:style>
    <style:style style:name="P59" style:family="paragraph" style:parent-style-name="Standard">
      <style:paragraph-properties fo:text-align="start" style:justify-single-word="false"/>
      <style:text-properties officeooo:rsid="003a03e9" officeooo:paragraph-rsid="003a03e9"/>
    </style:style>
    <style:style style:name="P60" style:family="paragraph" style:parent-style-name="Standard">
      <style:paragraph-properties fo:margin-left="0in" fo:margin-right="0in" fo:text-align="start" style:justify-single-word="false" fo:text-indent="0in" style:auto-text-indent="false"/>
      <style:text-properties style:font-name="Mukta" fo:font-size="13pt" fo:font-weight="bold" officeooo:rsid="000d6900" officeooo:paragraph-rsid="000d6900" style:font-size-asian="13pt" style:font-weight-asian="bold" style:font-size-complex="13pt" style:font-weight-complex="bold"/>
    </style:style>
    <style:style style:name="P61" style:family="paragraph" style:parent-style-name="Standard">
      <style:paragraph-properties fo:margin-left="0in" fo:margin-right="0in" fo:text-align="start" style:justify-single-word="false" fo:text-indent="0in" style:auto-text-indent="false"/>
      <style:text-properties style:font-name="Mukta" fo:font-size="13pt" fo:font-weight="bold" officeooo:rsid="0025df7d" officeooo:paragraph-rsid="0025df7d" style:font-size-asian="13pt" style:font-weight-asian="bold" style:font-size-complex="13pt" style:font-weight-complex="bold"/>
    </style:style>
    <style:style style:name="P62" style:family="paragraph" style:parent-style-name="Standard">
      <style:paragraph-properties fo:margin-left="0in" fo:margin-right="0in" fo:text-align="start" style:justify-single-word="false" fo:text-indent="0in" style:auto-text-indent="false"/>
      <style:text-properties style:font-name="Mukta" fo:font-size="13pt" fo:font-weight="bold" officeooo:rsid="000d6900" officeooo:paragraph-rsid="000d6900" fo:background-color="#ffffff" style:font-size-asian="13pt" style:font-weight-asian="bold" style:font-size-complex="13pt" style:font-weight-complex="bold"/>
    </style:style>
    <style:style style:name="P63" style:family="paragraph" style:parent-style-name="Preformatted_20_Text">
      <style:paragraph-properties fo:text-align="start" style:justify-single-word="false"/>
      <style:text-properties fo:font-variant="normal" fo:text-transform="none" fo:color="#000000" style:font-name="Mukta" fo:font-size="13pt" fo:letter-spacing="normal" fo:font-style="normal" fo:font-weight="normal" officeooo:rsid="00115fa4" officeooo:paragraph-rsid="0010ab7e" fo:background-color="#ffffff" style:font-size-asian="13pt" style:font-weight-asian="normal" style:font-size-complex="13pt" style:font-weight-complex="normal"/>
    </style:style>
    <style:style style:name="P64" style:family="paragraph" style:parent-style-name="Preformatted_20_Text">
      <style:paragraph-properties fo:orphans="2" fo:widows="2"/>
      <style:text-properties fo:font-variant="normal" fo:text-transform="none" fo:color="#000000" style:font-name="Mukta" fo:font-size="13pt" fo:letter-spacing="normal" style:font-size-asian="13pt" style:font-size-complex="13pt"/>
    </style:style>
    <style:style style:name="P65" style:family="paragraph" style:parent-style-name="Preformatted_20_Text">
      <style:paragraph-properties fo:orphans="2" fo:widows="2"/>
      <style:text-properties style:font-name="Mukta" fo:font-size="13pt" style:font-size-asian="13pt" style:font-size-complex="13pt"/>
    </style:style>
    <style:style style:name="P66" style:family="paragraph" style:parent-style-name="Preformatted_20_Text">
      <style:paragraph-properties fo:margin-top="0in" fo:margin-bottom="0.1965in" loext:contextual-spacing="false" fo:orphans="2" fo:widows="2"/>
      <style:text-properties fo:font-variant="normal" fo:text-transform="none" fo:color="#000000" style:font-name="Mukta" fo:font-size="13pt" fo:letter-spacing="normal" fo:font-style="normal" fo:font-weight="normal" style:font-size-asian="13pt" style:font-size-complex="13pt"/>
    </style:style>
    <style:style style:name="P67" style:family="paragraph" style:parent-style-name="Table_20_Contents">
      <style:paragraph-properties style:line-height-at-least="0.2083in" fo:text-align="start" style:justify-single-word="false"/>
      <style:text-properties fo:color="#000000" style:font-name="Mukta" fo:font-size="13pt" fo:font-style="normal" fo:font-weight="normal" officeooo:rsid="0020099d" officeooo:paragraph-rsid="00207eab" style:font-size-asian="13pt" style:font-style-asian="normal" style:font-weight-asian="normal" style:font-size-complex="13pt" style:font-style-complex="normal" style:font-weight-complex="normal"/>
    </style:style>
    <style:style style:name="P68" style:family="paragraph" style:parent-style-name="Table_20_Contents">
      <style:paragraph-properties style:line-height-at-least="0.2083in" fo:text-align="start" style:justify-single-word="false"/>
      <style:text-properties fo:color="#333333" style:font-name="Mukta" fo:font-size="13pt" fo:font-style="normal" fo:font-weight="normal" officeooo:rsid="0020099d" officeooo:paragraph-rsid="00207eab" style:font-size-asian="13pt" style:font-style-asian="normal" style:font-weight-asian="normal" style:font-size-complex="13pt" style:font-style-complex="normal" style:font-weight-complex="normal"/>
    </style:style>
    <style:style style:name="P69" style:family="paragraph" style:parent-style-name="Text_20_body">
      <style:paragraph-properties fo:text-align="start" style:justify-single-word="false"/>
      <style:text-properties fo:font-variant="normal" fo:text-transform="none" fo:color="#000000" style:font-name="Mukta" fo:font-size="13pt" fo:font-style="normal" officeooo:rsid="0023ed14" officeooo:paragraph-rsid="0023ed14" style:font-size-asian="13pt" style:font-size-complex="13pt"/>
    </style:style>
    <style:style style:name="P70" style:family="paragraph" style:parent-style-name="Standard" style:list-style-name="L1">
      <style:paragraph-properties fo:text-align="start" style:justify-single-word="false"/>
      <style:text-properties style:font-name="Mukta" fo:font-size="13pt" fo:font-weight="normal" officeooo:rsid="0007dd5e" officeooo:paragraph-rsid="0007dd5e" style:font-size-asian="13pt" style:font-weight-asian="normal" style:font-size-complex="13pt" style:font-weight-complex="normal"/>
    </style:style>
    <style:style style:name="P71" style:family="paragraph" style:parent-style-name="Standard" style:list-style-name="L1">
      <style:paragraph-properties fo:text-align="start" style:justify-single-word="false"/>
      <style:text-properties style:font-name="Mukta" fo:font-size="13pt" fo:font-weight="normal" officeooo:rsid="00179c95" officeooo:paragraph-rsid="00179c95" style:font-size-asian="13pt" style:font-weight-asian="normal" style:font-size-complex="13pt" style:font-weight-complex="normal"/>
    </style:style>
    <style:style style:name="P72" style:family="paragraph" style:parent-style-name="Standard" style:list-style-name="L3">
      <style:paragraph-properties fo:text-align="start" style:justify-single-word="false"/>
      <style:text-properties style:font-name="Mukta" fo:font-size="13pt" fo:font-weight="normal" officeooo:rsid="000bf466" officeooo:paragraph-rsid="000bf466" style:font-size-asian="13pt" style:font-weight-asian="normal" style:font-size-complex="13pt" style:font-weight-complex="normal"/>
    </style:style>
    <style:style style:name="P73" style:family="paragraph" style:parent-style-name="Standard" style:list-style-name="L3">
      <style:paragraph-properties fo:text-align="start" style:justify-single-word="false"/>
      <style:text-properties style:font-name="Mukta" fo:font-size="13pt" fo:font-weight="normal" officeooo:rsid="000d335f" officeooo:paragraph-rsid="000d335f" style:font-size-asian="13pt" style:font-weight-asian="normal" style:font-size-complex="13pt" style:font-weight-complex="normal"/>
    </style:style>
    <style:style style:name="P74" style:family="paragraph" style:parent-style-name="Standard" style:list-style-name="L3">
      <style:paragraph-properties fo:text-align="start" style:justify-single-word="false"/>
      <style:text-properties style:font-name="Mukta" fo:font-size="13pt" fo:font-weight="normal" officeooo:rsid="000d6900" officeooo:paragraph-rsid="000d6900" style:font-size-asian="13pt" style:font-weight-asian="normal" style:font-size-complex="13pt" style:font-weight-complex="normal"/>
    </style:style>
    <style:style style:name="P75" style:family="paragraph" style:parent-style-name="Standard" style:list-style-name="L3">
      <style:paragraph-properties fo:text-align="start" style:justify-single-word="false"/>
      <style:text-properties style:font-name="Mukta" fo:font-size="13pt" fo:font-weight="normal" officeooo:rsid="00136319" officeooo:paragraph-rsid="00136319" style:font-size-asian="13pt" style:font-weight-asian="normal" style:font-size-complex="13pt" style:font-weight-complex="normal"/>
    </style:style>
    <style:style style:name="P76" style:family="paragraph" style:parent-style-name="Standard" style:list-style-name="L7">
      <style:paragraph-properties fo:text-align="start" style:justify-single-word="false"/>
      <style:text-properties style:font-name="Mukta" fo:font-size="13pt" fo:font-weight="bold" officeooo:rsid="000f2e86" officeooo:paragraph-rsid="000f2e86" style:font-size-asian="13pt" style:font-weight-asian="bold" style:font-size-complex="13pt" style:font-weight-complex="bold"/>
    </style:style>
    <style:style style:name="P77" style:family="paragraph" style:parent-style-name="Standard" style:list-style-name="L2">
      <style:paragraph-properties fo:text-align="start" style:justify-single-word="false"/>
      <style:text-properties style:font-name="Mukta" fo:font-size="12.5pt" fo:font-weight="normal" officeooo:rsid="001a2ca4" officeooo:paragraph-rsid="001a2ca4" style:font-size-asian="12.5pt" style:font-weight-asian="normal" style:font-size-complex="12.5pt" style:font-weight-complex="normal"/>
    </style:style>
    <style:style style:name="P78" style:family="paragraph" style:parent-style-name="Standard">
      <style:paragraph-properties fo:text-align="start" style:justify-single-word="false"/>
      <style:text-properties style:font-name="Mukta" fo:font-size="12.5pt" fo:font-weight="normal" officeooo:rsid="001a2ca4" officeooo:paragraph-rsid="001a2ca4" style:font-size-asian="12.5pt" style:font-weight-asian="normal" style:font-size-complex="12.5pt" style:font-weight-complex="normal"/>
    </style:style>
    <style:style style:name="P79" style:family="paragraph" style:parent-style-name="Standard" style:list-style-name="L3">
      <style:paragraph-properties fo:text-align="start" style:justify-single-word="false"/>
      <style:text-properties style:font-name="Mukta" fo:font-size="14pt" fo:font-weight="normal" officeooo:rsid="000bf466" officeooo:paragraph-rsid="000bf466" style:font-size-asian="14pt" style:font-weight-asian="normal" style:font-size-complex="14pt" style:font-weight-complex="normal"/>
    </style:style>
    <style:style style:name="P80" style:family="paragraph" style:parent-style-name="Standard" style:list-style-name="L6">
      <style:paragraph-properties fo:text-align="start" style:justify-single-word="false"/>
      <style:text-properties style:font-name="Mukta" officeooo:paragraph-rsid="000d335f"/>
    </style:style>
    <style:style style:name="P81" style:family="paragraph" style:parent-style-name="Standard" style:list-style-name="L4">
      <style:paragraph-properties fo:text-align="start" style:justify-single-word="false"/>
      <style:text-properties officeooo:paragraph-rsid="000cda73"/>
    </style:style>
    <style:style style:name="P82" style:family="paragraph" style:parent-style-name="Standard" style:list-style-name="L8">
      <style:paragraph-properties fo:text-align="start" style:justify-single-word="false"/>
      <style:text-properties fo:color="#333333" style:font-name="Mukta" fo:font-size="13pt" fo:font-weight="normal" officeooo:rsid="0026e259" officeooo:paragraph-rsid="0026e259" fo:background-color="#ffffff" style:font-size-asian="13pt" style:font-weight-asian="normal" style:font-size-complex="13pt" style:font-weight-complex="normal"/>
    </style:style>
    <style:style style:name="P83" style:family="paragraph" style:parent-style-name="Standard" style:list-style-name="L8">
      <style:paragraph-properties fo:text-align="start" style:justify-single-word="false"/>
      <style:text-properties fo:color="#333333" style:font-name="Mukta" fo:font-size="13pt" fo:font-weight="normal" officeooo:rsid="00270b2e" officeooo:paragraph-rsid="00270b2e" fo:background-color="#ffffff" style:font-size-asian="13pt" style:font-weight-asian="normal" style:font-size-complex="13pt" style:font-weight-complex="normal"/>
    </style:style>
    <style:style style:name="P84" style:family="paragraph" style:parent-style-name="Standard" style:list-style-name="L9">
      <style:paragraph-properties fo:text-align="start" style:justify-single-word="false"/>
      <style:text-properties fo:color="#333333" style:font-name="Mukta" fo:font-size="13pt" fo:font-weight="normal" officeooo:rsid="003295c4" officeooo:paragraph-rsid="003295c4" fo:background-color="#ffffff" style:font-size-asian="13pt" style:font-weight-asian="normal" style:font-size-complex="13pt" style:font-weight-complex="normal"/>
    </style:style>
    <style:style style:name="P85" style:family="paragraph" style:parent-style-name="Standard" style:list-style-name="L13">
      <style:paragraph-properties fo:text-align="start" style:justify-single-word="false"/>
      <style:text-properties fo:color="#333333" style:font-name="Mukta" fo:font-size="13pt" fo:font-weight="normal" officeooo:rsid="00363fe3" officeooo:paragraph-rsid="00363fe3" fo:background-color="#ffffff" style:font-size-asian="13pt" style:font-weight-asian="normal" style:font-size-complex="13pt" style:font-weight-complex="normal"/>
    </style:style>
    <style:style style:name="P86" style:family="paragraph" style:parent-style-name="Standard">
      <style:paragraph-properties fo:text-align="start" style:justify-single-word="false"/>
      <style:text-properties fo:color="#333333" style:font-name="Mukta" fo:font-size="13pt" fo:font-weight="normal" officeooo:rsid="003881bd" officeooo:paragraph-rsid="00386967" fo:background-color="#ffffff" style:font-size-asian="13pt" style:font-weight-asian="normal" style:font-size-complex="13pt" style:font-weight-complex="normal"/>
    </style:style>
    <style:style style:name="P87" style:family="paragraph" style:parent-style-name="Standard">
      <style:paragraph-properties fo:text-align="start" style:justify-single-word="false"/>
      <style:text-properties fo:color="#333333" style:font-name="Mukta" fo:font-size="13pt" fo:font-weight="normal" officeooo:rsid="003881bd" officeooo:paragraph-rsid="003881bd" fo:background-color="#ffffff" style:font-size-asian="13pt" style:font-weight-asian="normal" style:font-size-complex="13pt" style:font-weight-complex="normal"/>
    </style:style>
    <style:style style:name="P88" style:family="paragraph" style:parent-style-name="Standard" style:list-style-name="L9">
      <style:paragraph-properties fo:text-align="start" style:justify-single-word="false"/>
      <style:text-properties fo:color="#333333" style:font-name="Mukta" fo:font-size="13pt" fo:font-weight="normal" officeooo:rsid="003bdade" officeooo:paragraph-rsid="003bdade" fo:background-color="#ffffff" style:font-size-asian="13pt" style:font-weight-asian="normal" style:font-size-complex="13pt" style:font-weight-complex="normal"/>
    </style:style>
    <style:style style:name="P89" style:family="paragraph" style:parent-style-name="Standard" style:list-style-name="L9">
      <style:paragraph-properties fo:text-align="start" style:justify-single-word="false"/>
      <style:text-properties fo:color="#333333" style:font-name="Mukta" fo:font-size="13pt" fo:font-weight="normal" officeooo:rsid="003c4201" officeooo:paragraph-rsid="003c4201" fo:background-color="#ffffff" style:font-size-asian="13pt" style:font-weight-asian="normal" style:font-size-complex="13pt" style:font-weight-complex="normal"/>
    </style:style>
    <style:style style:name="P90" style:family="paragraph" style:parent-style-name="Standard" style:list-style-name="L9">
      <style:paragraph-properties fo:text-align="start" style:justify-single-word="false"/>
      <style:text-properties fo:color="#333333" style:font-name="Mukta" fo:font-size="13pt" fo:font-weight="bold" officeooo:rsid="003295c4" officeooo:paragraph-rsid="003295c4" fo:background-color="#ffffff" style:font-size-asian="13pt" style:font-weight-asian="bold" style:font-size-complex="13pt" style:font-weight-complex="bold"/>
    </style:style>
    <style:style style:name="P91" style:family="paragraph" style:parent-style-name="Standard" style:list-style-name="L10">
      <style:paragraph-properties fo:text-align="start" style:justify-single-word="false"/>
      <style:text-properties fo:color="#333333" style:font-name="Mukta" fo:font-size="13pt" fo:font-weight="bold" officeooo:rsid="0035a30d" officeooo:paragraph-rsid="0035a30d" fo:background-color="#ffffff" style:font-size-asian="13pt" style:font-weight-asian="bold" style:font-size-complex="13pt" style:font-weight-complex="bold"/>
    </style:style>
    <style:style style:name="P92" style:family="paragraph" style:parent-style-name="Standard" style:list-style-name="L12">
      <style:paragraph-properties fo:text-align="start" style:justify-single-word="false"/>
      <style:text-properties fo:color="#333333" style:font-name="Mukta" fo:font-size="13pt" fo:font-weight="bold" officeooo:rsid="00363fe3" officeooo:paragraph-rsid="00363fe3" fo:background-color="#ffffff" style:font-size-asian="13pt" style:font-weight-asian="bold" style:font-size-complex="13pt" style:font-weight-complex="bold"/>
    </style:style>
    <style:style style:name="P93" style:family="paragraph" style:parent-style-name="Standard">
      <style:paragraph-properties fo:text-align="start" style:justify-single-word="false"/>
      <style:text-properties fo:color="#333333" style:font-name="Mukta" fo:font-size="13pt" fo:font-weight="bold" officeooo:rsid="003a03e9" officeooo:paragraph-rsid="003a03e9" fo:background-color="#ffffff" style:font-size-asian="13pt" style:font-weight-asian="bold" style:font-size-complex="13pt" style:font-weight-complex="bold"/>
    </style:style>
    <style:style style:name="P94" style:family="paragraph" style:parent-style-name="Standard">
      <style:paragraph-properties fo:text-align="start" style:justify-single-word="false"/>
      <style:text-properties fo:color="#333333" style:text-line-through-style="none" style:text-line-through-type="none" style:font-name="Mukta" fo:font-size="13pt" style:text-underline-style="none" fo:font-weight="bold" officeooo:rsid="003bdade" officeooo:paragraph-rsid="003bdade" fo:background-color="#ffffff" style:font-size-asian="13pt" style:font-weight-asian="bold" style:font-size-complex="13pt" style:font-weight-complex="bold"/>
    </style:style>
    <style:style style:name="P95" style:family="paragraph" style:parent-style-name="Standard" style:list-style-name="L14">
      <style:paragraph-properties fo:text-align="start" style:justify-single-word="false"/>
      <style:text-properties fo:font-weight="bold" officeooo:paragraph-rsid="00386967" style:font-weight-asian="bold" style:font-weight-complex="bold"/>
    </style:style>
    <style:style style:name="P96" style:family="paragraph" style:parent-style-name="Standard" style:list-style-name="L15">
      <style:paragraph-properties fo:text-align="start" style:justify-single-word="false"/>
      <style:text-properties fo:font-weight="bold" officeooo:paragraph-rsid="003a03e9" style:font-weight-asian="bold" style:font-weight-complex="bold"/>
    </style:style>
    <style:style style:name="P97" style:family="paragraph" style:parent-style-name="Standard" style:list-style-name="L5">
      <style:paragraph-properties fo:margin-left="0.9846in" fo:margin-right="0in" fo:text-align="start" style:justify-single-word="false" fo:text-indent="-0.25in" style:auto-text-indent="false"/>
      <style:text-properties style:font-name="Mukta" fo:font-size="13pt" fo:font-weight="normal" officeooo:rsid="000cda73" officeooo:paragraph-rsid="000cda73" style:font-size-asian="13pt" style:font-weight-asian="normal" style:font-size-complex="13pt" style:font-weight-complex="normal"/>
    </style:style>
    <style:style style:name="P98" style:family="paragraph" style:parent-style-name="Standard" style:list-style-name="L11">
      <style:paragraph-properties fo:margin-left="0.9846in" fo:margin-right="0in" fo:text-align="start" style:justify-single-word="false" fo:text-indent="-0.25in" style:auto-text-indent="false"/>
      <style:text-properties fo:color="#333333" style:font-name="Mukta" fo:font-size="13pt" fo:font-weight="normal" officeooo:rsid="0035a30d" officeooo:paragraph-rsid="0035a30d" fo:background-color="#ffffff" style:font-size-asian="13pt" style:font-weight-asian="normal" style:font-size-complex="13pt" style:font-weight-complex="normal"/>
    </style:style>
    <style:style style:name="P99" style:family="paragraph" style:parent-style-name="Standard" style:list-style-name="L11">
      <style:paragraph-properties fo:margin-left="0.9846in" fo:margin-right="0in" fo:text-align="start" style:justify-single-word="false" fo:text-indent="-0.25in" style:auto-text-indent="false"/>
      <style:text-properties fo:color="#333333" style:font-name="Mukta" fo:font-size="13pt" fo:font-weight="bold" officeooo:rsid="0035a30d" officeooo:paragraph-rsid="0035a30d" fo:background-color="#ffffff" style:font-size-asian="13pt" style:font-weight-asian="bold" style:font-size-complex="13pt" style:font-weight-complex="bold"/>
    </style:style>
    <style:style style:name="P100" style:family="paragraph" style:parent-style-name="Standard">
      <style:paragraph-properties fo:margin-left="0.4925in" fo:margin-right="0in" fo:text-align="start" style:justify-single-word="false" fo:text-indent="0in" style:auto-text-indent="false"/>
      <style:text-properties fo:color="#333333" style:text-line-through-style="none" style:text-line-through-type="none" style:font-name="Mukta" fo:font-size="13pt" style:text-underline-style="none" fo:font-weight="bold" officeooo:rsid="003bdade" officeooo:paragraph-rsid="003bdade" fo:background-color="#ffffff" style:font-size-asian="13pt" style:font-weight-asian="bold" style:font-size-complex="13pt" style:font-weight-complex="bold"/>
    </style:style>
    <style:style style:name="T1" style:family="text">
      <style:text-properties officeooo:rsid="000bf466"/>
    </style:style>
    <style:style style:name="T2" style:family="text">
      <style:text-properties fo:font-weight="bold" style:font-weight-asian="bold" style:font-weight-complex="bold"/>
    </style:style>
    <style:style style:name="T3" style:family="text">
      <style:text-properties officeooo:rsid="000cda73"/>
    </style:style>
    <style:style style:name="T4" style:family="text">
      <style:text-properties fo:font-size="13pt" style:font-size-asian="13pt" style:font-size-complex="13pt"/>
    </style:style>
    <style:style style:name="T5" style:family="text">
      <style:text-properties fo:font-size="13pt" fo:font-weight="normal" style:font-size-asian="13pt" style:font-weight-asian="normal" style:font-size-complex="13pt" style:font-weight-complex="normal"/>
    </style:style>
    <style:style style:name="T6" style:family="text">
      <style:text-properties fo:font-size="13pt" fo:font-weight="normal" officeooo:rsid="000fb342" style:font-size-asian="13pt" style:font-weight-asian="normal" style:font-size-complex="13pt" style:font-weight-complex="normal"/>
    </style:style>
    <style:style style:name="T7" style:family="text">
      <style:text-properties fo:font-size="13pt" fo:font-weight="bold" officeooo:rsid="000d335f" style:font-size-asian="13pt" style:font-weight-asian="bold" style:font-size-complex="13pt" style:font-weight-complex="bold"/>
    </style:style>
    <style:style style:name="T8" style:family="text">
      <style:text-properties fo:font-size="13pt" fo:font-weight="bold" officeooo:rsid="000f2e86" style:font-size-asian="13pt" style:font-weight-asian="bold" style:font-size-complex="13pt" style:font-weight-complex="bold"/>
    </style:style>
    <style:style style:name="T9" style:family="text">
      <style:text-properties fo:font-variant="normal" fo:text-transform="none" fo:color="#24292e" fo:letter-spacing="normal" officeooo:rsid="001d5705" fo:background-color="#ffffff" loext:char-shading-value="0"/>
    </style:style>
    <style:style style:name="T10" style:family="text">
      <style:text-properties fo:font-variant="normal" fo:text-transform="none" fo:color="#24292e" fo:letter-spacing="normal" fo:font-style="normal" officeooo:rsid="001d5705" fo:background-color="#ffffff" loext:char-shading-value="0"/>
    </style:style>
    <style:style style:name="T11" style:family="text">
      <style:text-properties fo:font-variant="normal" fo:text-transform="none" fo:color="#22863a" fo:letter-spacing="normal" fo:font-style="normal" officeooo:rsid="001d5705" fo:background-color="#ffffff" loext:char-shading-value="0"/>
    </style:style>
    <style:style style:name="T12" style:family="text">
      <style:text-properties fo:font-variant="normal" fo:text-transform="none" fo:color="#6f42c1" fo:letter-spacing="normal" fo:font-style="normal" officeooo:rsid="001d5705" fo:background-color="#ffffff" loext:char-shading-value="0"/>
    </style:style>
    <style:style style:name="T13" style:family="text">
      <style:text-properties fo:font-variant="normal" fo:text-transform="none" fo:color="#032f62" fo:letter-spacing="normal" fo:font-style="normal" officeooo:rsid="001d5705" fo:background-color="#ffffff" loext:char-shading-value="0"/>
    </style:style>
    <style:style style:name="T14" style:family="text">
      <style:text-properties fo:font-variant="normal" fo:text-transform="none" fo:letter-spacing="normal"/>
    </style:style>
    <style:style style:name="T15" style:family="text">
      <style:text-properties fo:font-variant="normal" fo:text-transform="none" fo:letter-spacing="normal" fo:font-style="normal"/>
    </style:style>
    <style:style style:name="T16" style:family="text">
      <style:text-properties fo:font-variant="normal" fo:text-transform="none" fo:color="#333333" style:font-name="Mukta" fo:font-size="13pt" fo:letter-spacing="normal" fo:font-style="italic" fo:font-weight="normal" officeooo:rsid="003881bd" fo:background-color="#ffffff" loext:char-shading-value="0" style:font-size-asian="13pt" style:font-style-asian="italic" style:font-weight-asian="normal" style:font-size-complex="13pt" style:font-style-complex="italic" style:font-weight-complex="normal"/>
    </style:style>
    <style:style style:name="T17" style:family="text">
      <style:text-properties fo:font-variant="normal" fo:text-transform="none" fo:color="#333333" style:font-name="Mukta" fo:font-size="13pt" fo:letter-spacing="normal" fo:font-style="italic" fo:font-weight="normal" officeooo:rsid="003a03e9" fo:background-color="#ffffff" loext:char-shading-value="0" style:font-size-asian="13pt" style:font-style-asian="italic" style:font-weight-asian="normal" style:font-size-complex="13pt" style:font-style-complex="italic" style:font-weight-complex="normal"/>
    </style:style>
    <style:style style:name="T18" style:family="text">
      <style:text-properties fo:font-size="13.5pt" fo:font-weight="bold" officeooo:rsid="000d335f" style:font-size-asian="13.5pt" style:font-weight-asian="bold" style:font-size-complex="13.5pt" style:font-weight-complex="bold"/>
    </style:style>
    <style:style style:name="T19" style:family="text">
      <style:text-properties fo:color="#333333"/>
    </style:style>
    <style:style style:name="T20" style:family="text">
      <style:text-properties fo:color="#333333" style:font-name="Mukta" fo:font-size="13pt" fo:font-weight="bold" fo:background-color="#ffffff" loext:char-shading-value="0" style:font-size-asian="13pt" style:font-weight-asian="bold" style:font-size-complex="13pt" style:font-weight-complex="bold"/>
    </style:style>
    <style:style style:name="T21" style:family="text">
      <style:text-properties fo:color="#333333" style:font-name="Mukta" fo:font-size="13pt" fo:font-weight="bold" officeooo:rsid="003881bd" fo:background-color="#ffffff" loext:char-shading-value="0" style:font-size-asian="13pt" style:font-weight-asian="bold" style:font-size-complex="13pt" style:font-weight-complex="bold"/>
    </style:style>
    <style:style style:name="T22" style:family="text">
      <style:text-properties fo:color="#333333" style:font-name="Mukta" fo:font-size="13pt" fo:font-weight="normal" fo:background-color="#ffffff" loext:char-shading-value="0" style:font-size-asian="13pt" style:font-weight-asian="normal" style:font-size-complex="13pt" style:font-weight-complex="normal"/>
    </style:style>
    <style:style style:name="T23" style:family="text">
      <style:text-properties fo:color="#333333" style:font-name="Mukta" fo:font-size="13pt" fo:font-weight="normal" officeooo:rsid="003881bd" fo:background-color="#ffffff" loext:char-shading-value="0" style:font-size-asian="13pt" style:font-weight-asian="normal" style:font-size-complex="13pt" style:font-weight-complex="normal"/>
    </style:style>
    <style:style style:name="T24" style:family="text">
      <style:text-properties fo:color="#333333" style:font-name="Mukta" fo:font-size="13pt" fo:font-weight="normal" officeooo:rsid="003a03e9" fo:background-color="#ffffff" loext:char-shading-value="0" style:font-size-asian="13pt" style:font-weight-asian="normal" style:font-size-complex="13pt" style:font-weight-complex="normal"/>
    </style:style>
    <style:style style:name="T25" style:family="text">
      <style:text-properties fo:color="#333333" style:font-name="Mukta" fo:font-size="13pt" fo:font-weight="normal" officeooo:rsid="003b3256" fo:background-color="#ffffff" loext:char-shading-value="0" style:font-size-asian="13pt" style:font-weight-asian="normal" style:font-size-complex="13pt" style:font-weight-complex="normal"/>
    </style:style>
    <style:style style:name="T26" style:family="text">
      <style:text-properties fo:color="#333333" style:font-name="Mukta" fo:font-size="13pt" fo:background-color="#ffffff" loext:char-shading-value="0" style:font-size-asian="13pt" style:font-size-complex="13pt"/>
    </style:style>
    <style:style style:name="T27" style:family="text">
      <style:text-properties fo:color="#333333" style:font-name="Mukta" fo:font-size="13pt" officeooo:rsid="003881bd" fo:background-color="#ffffff" loext:char-shading-value="0" style:font-size-asian="13pt" style:font-size-complex="13pt"/>
    </style:style>
    <style:style style:name="T28" style:family="text">
      <style:text-properties fo:color="#333333" style:font-name="Mukta" fo:font-size="13pt" officeooo:rsid="00386967" fo:background-color="#ffffff" loext:char-shading-value="0" style:font-size-asian="13pt" style:font-size-complex="13pt"/>
    </style:style>
    <style:style style:name="T29" style:family="text">
      <style:text-properties fo:color="#333333" style:font-name="Mukta" fo:font-size="13pt" officeooo:rsid="003a03e9" fo:background-color="#ffffff" loext:char-shading-value="0" style:font-size-asian="13pt" style:font-size-complex="13pt"/>
    </style:style>
    <style:style style:name="T30" style:family="text">
      <style:text-properties officeooo:rsid="00136319"/>
    </style:style>
    <style:style style:name="T31" style:family="text">
      <style:text-properties officeooo:rsid="001d5705" fo:background-color="#b2b2b2" loext:char-shading-value="0"/>
    </style:style>
    <style:style style:name="T32" style:family="text">
      <style:text-properties officeooo:rsid="0016ea79"/>
    </style:style>
    <style:style style:name="T33" style:family="text">
      <style:text-properties officeooo:rsid="001bae69"/>
    </style:style>
    <style:style style:name="T34" style:family="text">
      <style:text-properties officeooo:rsid="001d5705"/>
    </style:style>
    <style:style style:name="T35" style:family="text">
      <style:text-properties fo:background-color="#ffffff" loext:char-shading-value="0"/>
    </style:style>
    <style:style style:name="T36" style:family="text">
      <style:text-properties officeooo:rsid="001d5705" fo:background-color="#ffffff" loext:char-shading-value="0"/>
    </style:style>
    <style:style style:name="T37" style:family="text">
      <style:text-properties officeooo:rsid="0025df7d" fo:background-color="#ffffff" loext:char-shading-value="0"/>
    </style:style>
    <style:style style:name="T38" style:family="text">
      <style:text-properties fo:font-style="normal"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normal"/>
    </style:style>
    <style:style style:name="T41" style:family="text">
      <style:text-properties officeooo:rsid="0021efec"/>
    </style:style>
    <style:style style:name="T42" style:family="text">
      <style:text-properties style:font-name="Mukta"/>
    </style:style>
    <style:style style:name="T43" style:family="text">
      <style:text-properties style:font-name="Mukta" fo:font-size="14pt" fo:font-weight="bold" officeooo:rsid="000cda73" style:font-size-asian="14pt" style:font-weight-asian="bold" style:font-size-complex="14pt" style:font-weight-complex="bold"/>
    </style:style>
    <style:style style:name="T44" style:family="text">
      <style:text-properties style:font-name="Mukta" fo:background-color="#b2b2b2" loext:char-shading-value="0"/>
    </style:style>
    <style:style style:name="T45" style:family="text">
      <style:text-properties officeooo:rsid="0025df7d"/>
    </style:style>
    <style:style style:name="T46" style:family="text">
      <style:text-properties officeooo:rsid="00270b2e"/>
    </style:style>
    <style:style style:name="T47" style:family="text">
      <style:text-properties officeooo:rsid="003a03e9"/>
    </style:style>
    <style:style style:name="T48" style:family="text">
      <style:text-properties style:text-line-through-style="none" style:text-line-through-type="none"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in" fo:text-indent="-0.25in" fo:margin-left="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in" fo:text-indent="-0.25in" fo:margin-left="1.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in" fo:text-indent="-0.25in" fo:margin-left="1.5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PWA – PROGRESSIVE WEB APPLICATION</text:p>
      <text:p text:style-name="P35"/>
      <text:p text:style-name="P36"/>
      <text:p text:style-name="P36">KEY POINTS</text:p>
      <text:p text:style-name="P44"/>
      <text:list xml:id="list170674536" text:style-name="L1">
        <text:list-item>
          <text:p text:style-name="P70">PWA <text:span text:style-name="T3">b</text:span>asic <text:span text:style-name="T3">requirements.</text:span></text:p>
        </text:list-item>
        <text:list-item>
          <text:p text:style-name="P70">Guid<text:span text:style-name="T1">e</text:span> to Move your existing web application to PWA.</text:p>
        </text:list-item>
        <text:list-item>
          <text:p text:style-name="P71">Steps to <text:span text:style-name="T33">develop</text:span> progressive web application using angular.</text:p>
        </text:list-item>
      </text:list>
      <text:p text:style-name="P50"/>
      <text:p text:style-name="P50"/>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7">PWA Basic Requirements</text:p>
      <text:p text:style-name="P37"/>
      <text:list xml:id="list968162723" text:style-name="L2">
        <text:list-item>
          <text:p text:style-name="P77">Go Https to convert your website to progressive web application.</text:p>
        </text:list-item>
      </text:list>
      <text:p text:style-name="P78"/>
      <text:p text:style-name="P38"/>
      <text:p text:style-name="P38"/>
      <text:p text:style-name="P38"/>
      <text:p text:style-name="P38"/>
      <text:p text:style-name="P38"/>
      <text:p text:style-name="P38"/>
      <text:p text:style-name="P38"/>
      <text:p text:style-name="P37"><text:s/><text:span text:style-name="T1">Guide to move your existing web application to PWA</text:span></text:p>
      <text:p text:style-name="P40"/>
      <text:p text:style-name="P41">The first requirement <text:span text:style-name="T34">by simply hard coding the</text:span><text:span text:style-name="T31"> content </text:span><text:span text:style-name="T34">and the second by adding a</text:span><text:span text:style-name="T31"> ViewPort </text:span><text:span text:style-name="T36"><text:s/>meta tag </text:span><text:span text:style-name="T37">in your index.html &lt;head&gt; section</text:span><text:span text:style-name="T36">.</text:span></text:p>
      <text:p text:style-name="P43"/>
      <text:p text:style-name="P45"><text:span text:style-name="T10">&lt;</text:span><text:span text:style-name="T11">meta</text:span><text:span text:style-name="T9"> </text:span><text:span text:style-name="T12">name</text:span><text:span text:style-name="T10">=</text:span><text:span text:style-name="T13">"viewport"</text:span><text:span text:style-name="T9"> </text:span><text:span text:style-name="T12">content</text:span><text:span text:style-name="T10">=</text:span><text:span text:style-name="T13">"width=device-width, initial-scale=1.0"</text:span><text:span text:style-name="T10">&gt;</text:span><text:span text:style-name="T36"> </text:span></text:p>
      <text:p text:style-name="P49"/>
      <text:list xml:id="list244700685" text:style-name="L3">
        <text:list-item>
          <text:p text:style-name="P72">Create <text:span text:style-name="T3">an</text:span> App Manifest. </text:p>
        </text:list-item>
        <text:list-item>
          <text:p text:style-name="P73">Add it to your base HTML template.</text:p>
        </text:list-item>
        <text:list-item>
          <text:p text:style-name="P74">Create the service Worke<text:span text:style-name="T30">r.</text:span></text:p>
        </text:list-item>
        <text:list-item>
          <text:p text:style-name="P75">Serve the service worker on the root of the scope you used in the manifest </text:p>
        </text:list-item>
        <text:list-item>
          <text:p text:style-name="P75">Add a &lt;script&gt; block to your base HTML template to load the service worker.</text:p>
        </text:list-item>
        <text:list-item>
          <text:p text:style-name="P75">Deploy your progressive web application</text:p>
        </text:list-item>
        <text:list-item>
          <text:p text:style-name="P75">Use Your progressive web app.</text:p>
          <text:p text:style-name="P79"><text:s text:c="2"/></text:p>
        </text:list-item>
      </text:list>
      <text:p text:style-name="P42"/>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6"/>
      <text:list xml:id="list381295960" text:style-name="L4">
        <text:list-item>
          <text:p text:style-name="P81"><text:soft-page-break/><text:span text:style-name="T43">Create <text:s/>an App Manifest <text:s text:c="3"/></text:span><text:span text:style-name="T42"><text:s/></text:span><text:span text:style-name="Source_20_Text"><text:span text:style-name="T44">src/manifest.json</text:span></text:span></text:p>
        </text:list-item>
      </text:list>
      <text:p text:style-name="P2"><text:s text:c="2"/><text:span text:style-name="T4"><text:s text:c="6"/></text:span><text:span text:style-name="T5">An App Manifest is a json file containing a following information: </text:span></text:p>
      <text:p text:style-name="P3"/>
      <text:list xml:id="list3099944435" text:style-name="L5">
        <text:list-item>
          <text:p text:style-name="P97">The canonical name of the website.</text:p>
        </text:list-item>
        <text:list-item>
          <text:p text:style-name="P97">A short version of the name (for icons).</text:p>
        </text:list-item>
        <text:list-item>
          <text:p text:style-name="P97">The theme color of the website for OS integration.</text:p>
        </text:list-item>
        <text:list-item>
          <text:p text:style-name="P97">The background color of the website for OS integration.</text:p>
        </text:list-item>
        <text:list-item>
          <text:p text:style-name="P97">The URL scope that the progressive web app is limited to.</text:p>
        </text:list-item>
        <text:list-item>
          <text:p text:style-name="P97">The Start URL that new instances of the progressive web app will implicitly load.</text:p>
        </text:list-item>
        <text:list-item>
          <text:p text:style-name="P97">A human readable description.</text:p>
        </text:list-item>
        <text:list-item>
          <text:p text:style-name="P97">Orientation restrictions.</text:p>
        </text:list-item>
        <text:list-item>
          <text:p text:style-name="P97">Any icons for your website to be used on the home screen.</text:p>
        </text:list-item>
      </text:list>
      <text:p text:style-name="P3"/>
      <text:p text:style-name="P4">This information will be used as a OS level metadata for your progressive web app when it is installed.</text:p>
      <text:p text:style-name="P4"/>
      <text:p text:style-name="P4"/>
      <text:p text:style-name="P4">Example of Manifest file</text:p>
      <text:p text:style-name="P4"/>
      <text:p text:style-name="P7">{</text:p>
      <text:p text:style-name="P7">“name”: “EPPM Mobile App”, </text:p>
      <text:p text:style-name="P7">“short_Name”: “EPPM”,</text:p>
      <text:p text:style-name="P7">“theme_color”: “#ffffff”,</text:p>
      <text:p text:style-name="P7">“background_color”: “fa99ca”,</text:p>
      <text:p text:style-name="P7">“display”: standalone,</text:p>
      <text:p text:style-name="P7">“scope”: “/”,</text:p>
      <text:p text:style-name="P1"><text:span text:style-name="T44">“start_url”: “</text:span><text:a xlink:type="simple" xlink:href="https://eppm.com/" text:style-name="Internet_20_link" text:visited-style-name="Visited_20_Internet_20_Link"><text:span text:style-name="T44">https://eppm.com/</text:span></text:a><text:span text:style-name="T44">”,</text:span></text:p>
      <text:p text:style-name="P7">“description”: “This is Project Management application”,</text:p>
      <text:p text:style-name="P7">“orientation”: “any”,</text:p>
      <text:p text:style-name="P7">“icons”: [</text:p>
      <text:p text:style-name="P7">{</text:p>
      <text:p text:style-name="P7">“src”: “path for the icon according to your project folder”,</text:p>
      <text:p text:style-name="P8">“sizes”: “1024 X 1024” ,</text:p>
      <text:p text:style-name="P8">“<text:span text:style-name="T32">type</text:span>”: “<text:span text:style-name="T32">image/png”</text:span><text:tab/></text:p>
      <text:p text:style-name="P7">}</text:p>
      <text:p text:style-name="P7"/>
      <text:p text:style-name="P7">]</text:p>
      <text:p text:style-name="P48">}</text:p>
      <text:p text:style-name="P48"/>
      <text:p text:style-name="P48"/>
      <text:p text:style-name="P48"/>
      <text:p text:style-name="P48"/>
      <text:p text:style-name="P48"/>
      <text:p text:style-name="P48"/>
      <text:list xml:id="list283430606" text:style-name="L6">
        <text:list-item>
          <text:p text:style-name="P80"><text:soft-page-break/><text:span text:style-name="T7"><text:s/></text:span><text:span text:style-name="T18">Add it to your base HTML template</text:span></text:p>
        </text:list-item>
      </text:list>
      <text:p text:style-name="P55"/>
      <text:p text:style-name="P5">Assuming you are hosting this manifest at path <text:span text:style-name="T2">static/manifest.json,</text:span> Simply add it to the<text:span text:style-name="T2"> &lt;head&gt; </text:span>section.</text:p>
      <text:p text:style-name="P5"/>
      <text:p text:style-name="P5">Ex: <text:s/><text:span text:style-name="T35"><text:s/>&lt;link rel=”manifest” href=”/static/manifest.json”&gt;</text:span></text:p>
      <text:p text:style-name="P9"/>
      <text:p text:style-name="P6">you should also declare the theme color to match the one set in your manifest by adding a meta tag inside the &lt;head&gt;</text:p>
      <text:p text:style-name="P62"/>
      <text:p text:style-name="P60"><text:tab/><text:span text:style-name="T45">&lt;head&gt;</text:span></text:p>
      <text:p text:style-name="P61"><text:tab/>&lt;meta name=”theme-color” content=”white”&gt;</text:p>
      <text:p text:style-name="P60"><text:tab/><text:span text:style-name="T45">&lt;/head&gt;</text:span></text:p>
      <text:p text:style-name="P60"/>
      <text:p text:style-name="P47"/>
      <text:list xml:id="list1855462971" text:style-name="L7">
        <text:list-item>
          <text:p text:style-name="P76">Create the ServiceWorker</text:p>
          <text:p text:style-name="P76"/>
        </text:list-item>
      </text:list>
      <text:p text:style-name="P54"><text:span text:style-name="T8"><text:tab/></text:span><text:span text:style-name="T6">A Service Worker is a JavaScript file, placed in your app’s root, that plays the role of a “middleman” between the browser and host. The one which, once installed in the supported browsers, intercepts and responds to network request in different ways. </text:span></text:p>
      <text:p text:style-name="P51"/>
      <text:p text:style-name="P51"/>
      <text:p text:style-name="P52">Create a file named sw.js in your root folder and enter the content of the script below.</text:p>
      <text:p text:style-name="P52">The reason it’s saved in the app root is to give it access to all of the app’s files. This is because service workers only have permission to access files in the same directory and sub- directories.</text:p>
      <text:p text:style-name="P53"/>
      <text:p text:style-name="P23"/>
      <text:p text:style-name="P33"><text:span text:style-name="T15">var</text:span><text:span text:style-name="T14"> </text:span><text:span text:style-name="T15">cacheName =</text:span><text:span text:style-name="T14"> </text:span><text:span text:style-name="T15">'hello-pwa';</text:span> </text:p>
      <text:p text:style-name="P33"><text:span text:style-name="T15">var</text:span><text:span text:style-name="T14"> </text:span><text:span text:style-name="T15">filesToCache =</text:span><text:span text:style-name="T14"> </text:span><text:span text:style-name="T15">[</text:span> </text:p>
      <text:p text:style-name="P33"><text:span text:style-name="T15">'/',</text:span> </text:p>
      <text:p text:style-name="P33"><text:span text:style-name="T15">'/index.html',</text:span> </text:p>
      <text:p text:style-name="P33"><text:span text:style-name="T15">'/css/style.css',</text:span> </text:p>
      <text:p text:style-name="P33"><text:span text:style-name="T15">'/js/main.js'</text:span> </text:p>
      <text:p text:style-name="P34"><text:span text:style-name="T15">];</text:span> </text:p>
      <text:p text:style-name="P12"/>
      <text:p text:style-name="P24"><text:span text:style-name="T38"><text:s/></text:span><text:span text:style-name="T39">Start the service worker and cache all of the app’s content. </text:span></text:p>
      <text:p text:style-name="P27"/>
      <text:p text:style-name="P67">self.addEventListener('install',function(e) </text:p>
      <text:p text:style-name="P67">{ <text:span text:style-name="T19">e.waitUntil(</text:span></text:p>
      <text:p text:style-name="P68">cache.open(cacheName).then(function(cache) {</text:p>
      <text:p text:style-name="P13">return cache.addAll(filesTocache);</text:p>
      <text:p text:style-name="P13">})</text:p>
      <text:p text:style-name="P13">);</text:p>
      <text:p text:style-name="P14"/>
      <text:p text:style-name="P14"><text:soft-page-break/></text:p>
      <text:p text:style-name="P32"/>
      <text:p text:style-name="P28">Server cached content when offline</text:p>
      <text:p text:style-name="P28"><text:s/></text:p>
      <text:p text:style-name="P16">self.addEventListener(‘fetch’, <text:span text:style-name="T41">function(e) {</text:span></text:p>
      <text:p text:style-name="P17">e.respondWith(</text:p>
      <text:p text:style-name="P17">catches.match(e.request).then( function(response) {</text:p>
      <text:p text:style-name="P17"><text:s/>return response || fetch(e.request);</text:p>
      <text:p text:style-name="P17">})</text:p>
      <text:p text:style-name="P17">);</text:p>
      <text:p text:style-name="P17">});</text:p>
      <text:p text:style-name="P18"/>
      <text:p text:style-name="P18"/>
      <text:p text:style-name="P15">Now that the service worker script is created we need to register it with our app. Create a file named main.js in the js folder and enter the following code: </text:p>
      <text:p text:style-name="P15"/>
      <text:p text:style-name="P63">window.onload = () =&gt; {</text:p>
      <text:p text:style-name="P64"><text:s text:c="2"/><text:span text:style-name="T40">'use strict';</text:span></text:p>
      <text:p text:style-name="P65"/>
      <text:p text:style-name="P64"><text:s text:c="2"/><text:span text:style-name="T40">if ('serviceWorker' in navigator) {</text:span></text:p>
      <text:p text:style-name="P64"><text:s text:c="4"/><text:span text:style-name="T40">navigator.serviceWorker</text:span></text:p>
      <text:p text:style-name="P64"><text:s text:c="13"/><text:span text:style-name="T40">.register('./sw.js');</text:span></text:p>
      <text:p text:style-name="P64"><text:s text:c="2"/><text:span text:style-name="T40">}</text:span></text:p>
      <text:p text:style-name="P66">}</text:p>
      <text:p text:style-name="P69">This code simply loads up the service worker script and get it started.</text:p>
      <text:p text:style-name="P69">Add the code to your app by including the script just before the closing <text:s/>&lt;/body&gt;</text:p>
      <text:p text:style-name="P69">tag in index.html.</text:p>
      <text:p text:style-name="P69">….</text:p>
      <text:p text:style-name="P69">&lt;script src=”js/main.js”&gt;&lt;/script&gt;</text:p>
      <text:p text:style-name="P69">&lt;/body&gt;</text:p>
      <text:p text:style-name="P25"/>
      <text:p text:style-name="P25"/>
      <text:p text:style-name="P25"/>
      <text:p text:style-name="P25"/>
      <text:p text:style-name="P25"/>
      <text:p text:style-name="P25"/>
      <text:p text:style-name="P25"/>
      <text:p text:style-name="P25"/>
      <text:p text:style-name="P25"/>
      <text:p text:style-name="P25"/>
      <text:p text:style-name="P21"><text:soft-page-break/></text:p>
      <text:p text:style-name="P21">After completion of the all the step deploy application build on https server and test it .</text:p>
      <text:p text:style-name="P21"/>
      <text:p text:style-name="P21">For Testing of manifest file <text:span text:style-name="T46">and service worker</text:span> : </text:p>
      <text:list xml:id="list650419336" text:style-name="L8">
        <text:list-item>
          <text:p text:style-name="P82">open your application in <text:s/>browser.</text:p>
        </text:list-item>
        <text:list-item>
          <text:p text:style-name="P82">Go to inspect using F12 key or ctrl+shift+I</text:p>
        </text:list-item>
        <text:list-item>
          <text:p text:style-name="P82">Click on Application menu</text:p>
        </text:list-item>
        <text:list-item>
          <text:p text:style-name="P82">After clicked on application you will see multiple option on left side bar</text:p>
        </text:list-item>
        <text:list-item>
          <text:p text:style-name="P82">Then click on manifest after that you can check all the details about your application that you have mentioned in manifest file, like app icon.</text:p>
        </text:list-item>
        <text:list-item>
          <text:p text:style-name="P82">You can also check in Service Worker section, all the details about service worker. Like it is registered or not .</text:p>
        </text:list-item>
        <text:list-item>
          <text:p text:style-name="P83">You can also check the number of cache that you have mentioned in service worker file.</text:p>
        </text:list-item>
      </text:list>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9"/>
      <text:p text:style-name="P20"/>
      <text:p text:style-name="P20"/>
      <text:p text:style-name="P31">Steps to <text:span text:style-name="T33">develop</text:span> progressive web application using angular.</text:p>
      <text:p text:style-name="P20"><text:soft-page-break/></text:p>
      <text:list xml:id="list2673347364" text:style-name="L9">
        <text:list-item>
          <text:p text:style-name="P84">Install Angular Cli:</text:p>
        </text:list-item>
      </text:list>
      <text:p text:style-name="P29"><text:s text:c="10"/>npm install -g @angular/cli</text:p>
      <text:list xml:id="list112930168934814" text:continue-numbering="true" text:style-name="L9">
        <text:list-item>
          <text:p text:style-name="P84">Create New Project: </text:p>
          <text:p text:style-name="P90"><text:s/>ng new pwaTestDemo</text:p>
        </text:list-item>
        <text:list-item>
          <text:p text:style-name="P84">Go to this project folder</text:p>
          <text:p text:style-name="P90"><text:s/>cd pwaTestDemo</text:p>
        </text:list-item>
        <text:list-item>
          <text:p text:style-name="P84">Add angular pwa to your projects</text:p>
          <text:p text:style-name="P90"><text:s/>ng add @angular/pwa</text:p>
        </text:list-item>
      </text:list>
      <text:p text:style-name="P29"><text:tab/></text:p>
      <text:p text:style-name="P30">What happened when we add angular pwa</text:p>
      <text:p text:style-name="P30"/>
      <text:list xml:id="list1798288368" text:style-name="L10">
        <text:list-item>
          <text:p text:style-name="P91">package.json</text:p>
        </text:list-item>
      </text:list>
      <text:list xml:id="list3980893486" text:style-name="L11">
        <text:list-item>
          <text:p text:style-name="P98">“@angular/pwa”</text:p>
        </text:list-item>
        <text:list-item>
          <text:p text:style-name="P98">“@angular/service-worker”</text:p>
          <text:p text:style-name="P99"/>
        </text:list-item>
      </text:list>
      <text:p text:style-name="P10">In <text:span text:style-name="T2">package.json</text:span> file dependencies have been added to necessary bundles.</text:p>
      <text:p text:style-name="P10"/>
      <text:list xml:id="list4002252765" text:style-name="L12">
        <text:list-item>
          <text:p text:style-name="P92">angular.json</text:p>
        </text:list-item>
      </text:list>
      <text:list xml:id="list2997778340" text:style-name="L13">
        <text:list-item>
          <text:list>
            <text:list-item>
              <text:p text:style-name="P85">“serviceWorker”: true</text:p>
              <text:p text:style-name="P85"><text:s/></text:p>
            </text:list-item>
          </text:list>
        </text:list-item>
      </text:list>
      <text:p text:style-name="P11">In <text:span text:style-name="T2">angular.json</text:span> file a notification including service workers has been added to <text:s/>section related to configuration.</text:p>
      <text:p text:style-name="P11"/>
      <text:p text:style-name="P11"/>
      <text:list xml:id="list3005023074" text:style-name="L14">
        <text:list-item>
          <text:p text:style-name="P95"><text:span text:style-name="T27">n</text:span><text:span text:style-name="T28">g</text:span><text:span text:style-name="T27">sw-config.json</text:span></text:p>
          <text:p text:style-name="P95"><text:span text:style-name="T27"><text:s/></text:span><text:span text:style-name="T23">ngsw is a file where we can configure behaviors related to caching particular resources in a application.</text:span></text:p>
        </text:list-item>
      </text:list>
      <text:p text:style-name="P86"><text:tab/></text:p>
      <text:p text:style-name="P57"><text:span text:style-name="T23"><text:tab/>In </text:span><text:span text:style-name="T27">assetGroup</text:span><text:span text:style-name="T23"> section we have two objects where in the first one we configure caching the index.html,JS and CSS files</text:span></text:p>
      <text:p text:style-name="P56"><text:span text:style-name="T23"><text:s text:c="9"/>The second one is related to caching local resources from </text:span><text:span text:style-name="T21">assets folder</text:span><text:span text:style-name="T23">.</text:span></text:p>
      <text:p text:style-name="P56"><text:span text:style-name="T23"><text:tab/></text:span><text:span text:style-name="T24">Entries differ in setting options installMode and updateMode.Ofiicial Angualr documentation very well explains the difference between specific modes.</text:span></text:p>
      <text:p text:style-name="P59"><text:span text:style-name="T24">F</text:span><text:span text:style-name="T22">or caching API we use section </text:span><text:span text:style-name="T20">dataGroups.</text:span></text:p>
      <text:p text:style-name="P56"><text:span text:style-name="T16"><text:tab/></text:span><text:span text:style-name="T17"> </text:span></text:p>
      <text:p text:style-name="P87"/>
      <text:list xml:id="list3060064305" text:style-name="L15">
        <text:list-item>
          <text:p text:style-name="P96"><text:span text:style-name="T27">a</text:span><text:span text:style-name="T29">pp.module.ts<text:tab/></text:span></text:p>
        </text:list-item>
      </text:list>
      <text:p text:style-name="P58"><text:span text:style-name="T26"><text:tab/></text:span><text:span text:style-name="T22">In app.module.ts, ServiceWorkerModule has been added. This module gives us opportunity to inject SwUpdate (it allows to manage the update of our application, for example inform the user about a new version) or SwPush services (related to push notifications) </text:span><text:span text:style-name="T25">and register Angular Service Worker in the browser. Using enabled parameter we may navigate when SW are <text:s/>supposed to be registered.</text:span></text:p>
      <text:p text:style-name="P93"/>
      <text:list xml:id="list112930540536393" text:continue-list="list112930168934814" text:style-name="L9">
        <text:list-item>
          <text:p text:style-name="P88"><text:span text:style-name="T47">H</text:span>ow to launch it: </text:p>
        </text:list-item>
      </text:list>
      <text:p text:style-name="P22"><text:soft-page-break/><text:tab/><text:span text:style-name="T2">npm install </text:span><text:span text:style-name="T48">-g http- server</text:span></text:p>
      <text:p text:style-name="P100">ng build –prod</text:p>
      <text:p text:style-name="P100">http-server -c dist\yourProjectName\</text:p>
      <text:p text:style-name="P94"/>
      <text:list xml:id="list112930828456816" text:continue-numbering="true" text:style-name="L9">
        <text:list-header>
          <text:p text:style-name="P89"/>
        </text:list-header>
      </text:list>
      <text:p text:style-name="P93"/>
      <text:p text:style-name="P93"/>
      <text:p text:style-name="P93"/>
      <text:p text:style-name="P93"/>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Mukta" svg:font-family="Mukta, sans-serif"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2:34:26.494000000</meta:creation-date>
    <dc:date>2019-11-01T11:29:29.046000000</dc:date>
    <meta:editing-duration>PT4H37M42S</meta:editing-duration>
    <meta:editing-cycles>22</meta:editing-cycles>
    <meta:generator>LibreOffice/6.2.1.2$Windows_X86_64 LibreOffice_project/7bcb35dc3024a62dea0caee87020152d1ee96e71</meta:generator>
    <meta:document-statistic meta:table-count="0" meta:image-count="0" meta:object-count="0" meta:page-count="8" meta:paragraph-count="140" meta:word-count="967" meta:character-count="6103" meta:non-whitespace-character-count="5205"/>
  </office:meta>
</office:document-meta>
</file>